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58.51mm"/>
    </style:style>
    <style:style style:name="co5" style:family="table-column">
      <style:table-column-properties fo:break-before="auto" style:column-width="178.54mm"/>
    </style:style>
    <style:style style:name="co6" style:family="table-column">
      <style:table-column-properties fo:break-before="auto" style:column-width="130.79mm"/>
    </style:style>
    <style:style style:name="co7" style:family="table-column">
      <style:table-column-properties fo:break-before="auto" style:column-width="49.64mm"/>
    </style:style>
    <style:style style:name="co8" style:family="table-column">
      <style:table-column-properties fo:break-before="auto" style:column-width="201.38mm"/>
    </style:style>
    <style:style style:name="co9" style:family="table-column">
      <style:table-column-properties fo:break-before="auto" style:column-width="27.31mm"/>
    </style:style>
    <style:style style:name="co10" style:family="table-column">
      <style:table-column-properties fo:break-before="auto" style:column-width="30.04mm"/>
    </style:style>
    <style:style style:name="co11" style:family="table-column">
      <style:table-column-properties fo:break-before="auto" style:column-width="34.11mm"/>
    </style:style>
    <style:style style:name="co12" style:family="table-column">
      <style:table-column-properties fo:break-before="auto" style:column-width="231.83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umber_overall</text:p>
          </table:table-cell>
          <table:table-cell office:value-type="string" calcext:value-type="string">
            <text:p>number_in_season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essential_watching</text:p>
          </table:table-cell>
          <table:table-cell office:value-type="string" calcext:value-type="string">
            <text:p>quality_wbm</text:p>
          </table:table-cell>
          <table:table-cell office:value-type="string" calcext:value-type="string">
            <text:p>favourite_wbm</text:p>
          </table:table-cell>
          <table:table-cell office:value-type="string" calcext:value-type="string">
            <text:p>comments_wbm</text:p>
          </table:table-cell>
          <table:table-cell table:style-name="Default" office:value-type="string" calcext:value-type="string">
            <text:p>broadcast_date</text:p>
          </table:table-cell>
          <table:table-cell office:value-type="string" calcext:value-type="string">
            <text:p>stardate</text:p>
          </table:table-cell>
          <table:table-cell office:value-type="string" calcext:value-type="string">
            <text:p>directors</text:p>
          </table:table-cell>
          <table:table-cell office:value-type="string" calcext:value-type="string">
            <text:p>writer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ncounter at Farpoint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7-09-28</text:p>
          </table:table-cell>
          <table:table-cell office:value-type="float" office:value="41153.7" calcext:value-type="float">
            <text:p>41153.7</text:p>
          </table:table-cell>
          <table:table-cell office:value-type="string" calcext:value-type="string">
            <text:p>Corey Allen</text:p>
          </table:table-cell>
          <table:table-cell office:value-type="string" calcext:value-type="string">
            <text:p>D. C. Fontana and Gene Roddenberry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ounter at Farpoint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7-09-28</text:p>
          </table:table-cell>
          <table:table-cell office:value-type="float" office:value="41153.7" calcext:value-type="float">
            <text:p>41153.7</text:p>
          </table:table-cell>
          <table:table-cell office:value-type="string" calcext:value-type="string">
            <text:p>Corey Allen</text:p>
          </table:table-cell>
          <table:table-cell office:value-type="string" calcext:value-type="string">
            <text:p>D. C. Fontana and Gene Roddenberry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Naked Now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It seems the actors are having fun at least</text:p>
          </table:table-cell>
          <table:table-cell office:value-type="string" calcext:value-type="string">
            <text:p>1987-10-05</text:p>
          </table:table-cell>
          <table:table-cell office:value-type="float" office:value="41209.2" calcext:value-type="float">
            <text:p>41209.2</text:p>
          </table:table-cell>
          <table:table-cell office:value-type="string" calcext:value-type="string">
            <text:p>Paul Lynch</text:p>
          </table:table-cell>
          <table:table-cell office:value-type="string" calcext:value-type="string">
            <text:p>Story by: John D. F. Black and D. C. Fontana[a] Teleplay by: D. C. Fontana[a]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e of Hono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bad</text:p>
          </table:table-cell>
          <table:table-cell/>
          <table:table-cell office:value-type="string" calcext:value-type="string">
            <text:p>very dated, bit problematic, a poor remake of TOS “Amok Time” (which is better)</text:p>
          </table:table-cell>
          <table:table-cell office:value-type="string" calcext:value-type="string">
            <text:p>1987-10-12</text:p>
          </table:table-cell>
          <table:table-cell office:value-type="float" office:value="41235.25" calcext:value-type="float">
            <text:p>41235.25</text:p>
          </table:table-cell>
          <table:table-cell office:value-type="string" calcext:value-type="string">
            <text:p>Russ Mayberry</text:p>
          </table:table-cell>
          <table:table-cell office:value-type="string" calcext:value-type="string">
            <text:p>Katharyn Powers and Michael Baron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Last Outpost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7-10-19</text:p>
          </table:table-cell>
          <table:table-cell office:value-type="float" office:value="41386.4" calcext:value-type="float">
            <text:p>41386.4</text:p>
          </table:table-cell>
          <table:table-cell office:value-type="string" calcext:value-type="string">
            <text:p>Richard Colla</text:p>
          </table:table-cell>
          <table:table-cell office:value-type="string" calcext:value-type="string">
            <text:p>Story by: Richard Krzmeien Teleplay by: Herbert Wright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re No One Has Gone Before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7-10-26</text:p>
          </table:table-cell>
          <table:table-cell office:value-type="float" office:value="41263.1" calcext:value-type="float">
            <text:p>41263.1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Diane Duane and Michael Reaves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ely Among Us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7-11-02</text:p>
          </table:table-cell>
          <table:table-cell office:value-type="float" office:value="41249.3" calcext:value-type="float">
            <text:p>41249.3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Michael Halperin Teleplay by: D. C. Fontana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 bad it’s good?</text:p>
          </table:table-cell>
          <table:table-cell/>
          <table:table-cell office:value-type="string" calcext:value-type="string">
            <text:p>not terrible, also has some good TNG campness, perhaps is a reference to TOS “A Taste of Armageddon” (which is better)</text:p>
          </table:table-cell>
          <table:table-cell office:value-type="string" calcext:value-type="string">
            <text:p>1987-11-09</text:p>
          </table:table-cell>
          <table:table-cell office:value-type="float" office:value="41255.6" calcext:value-type="float">
            <text:p>41255.6</text:p>
          </table:table-cell>
          <table:table-cell office:value-type="string" calcext:value-type="string">
            <text:p>James L. Conway</text:p>
          </table:table-cell>
          <table:table-cell office:value-type="string" calcext:value-type="string">
            <text:p>Story by: John D. F. Black[b] and Worley Thorne Teleplay by: Worley Thorne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Batt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7-11-16</text:p>
          </table:table-cell>
          <table:table-cell office:value-type="float" office:value="41723.9" calcext:value-type="float">
            <text:p>41723.9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Story by: Larry Forrester Teleplay by: Herbert Wright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de and 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wful</text:p>
          </table:table-cell>
          <table:table-cell table:number-columns-repeated="2"/>
          <table:table-cell office:value-type="string" calcext:value-type="string">
            <text:p>1987-11-23</text:p>
          </table:table-cell>
          <table:table-cell office:value-type="float" office:value="41590.5" calcext:value-type="float">
            <text:p>41590.5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Maurice Hurley[c] Teleplay by: Maurice Hurley[c] and Gene Roddenberry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ven</text:p>
          </table:table-cell>
          <table:table-cell/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7-11-30</text:p>
          </table:table-cell>
          <table:table-cell office:value-type="float" office:value="41294.5" calcext:value-type="float">
            <text:p>41294.5</text:p>
          </table:table-cell>
          <table:table-cell office:value-type="string" calcext:value-type="string">
            <text:p>Richard Compton</text:p>
          </table:table-cell>
          <table:table-cell office:value-type="string" calcext:value-type="string">
            <text:p>Story by: Tracy Tormé and Lan O'Kun Teleplay by: Tracy Tormé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Big Goodbye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ugh</text:p>
          </table:table-cell>
          <table:table-cell office:value-type="string" calcext:value-type="string">
            <text:p>1988-01-11</text:p>
          </table:table-cell>
          <table:table-cell office:value-type="float" office:value="41997.7" calcext:value-type="float">
            <text:p>41997.7</text:p>
          </table:table-cell>
          <table:table-cell office:value-type="string" calcext:value-type="string">
            <text:p>Joseph L. Scanlan</text:p>
          </table:table-cell>
          <table:table-cell office:value-type="string" calcext:value-type="string">
            <text:p>Tracy Tormé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l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88-01-18</text:p>
          </table:table-cell>
          <table:table-cell office:value-type="float" office:value="41242.4" calcext:value-type="float">
            <text:p>41242.4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Story by: Robert Lewin and Maurice Hurley Teleplay by: Robert Lewin and Gene Roddenberry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el One</text:p>
          </table:table-cell>
          <table:table-cell table:number-columns-repeated="4"/>
          <table:table-cell office:value-type="string" calcext:value-type="string">
            <text:p>1988-01-25</text:p>
          </table:table-cell>
          <table:table-cell office:value-type="float" office:value="41636.9" calcext:value-type="float">
            <text:p>41636.9</text:p>
          </table:table-cell>
          <table:table-cell office:value-type="string" calcext:value-type="string">
            <text:p>Michael Rhoades</text:p>
          </table:table-cell>
          <table:table-cell office:value-type="string" calcext:value-type="string">
            <text:p>Patrick Barry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001001" calcext:value-type="float">
            <text:p>11001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ldly toughes on agender</text:p>
          </table:table-cell>
          <table:table-cell office:value-type="string" calcext:value-type="string">
            <text:p>1988-02-01</text:p>
          </table:table-cell>
          <table:table-cell office:value-type="float" office:value="41365.9" calcext:value-type="float">
            <text:p>41365.9</text:p>
          </table:table-cell>
          <table:table-cell office:value-type="string" calcext:value-type="string">
            <text:p>Paul Lynch</text:p>
          </table:table-cell>
          <table:table-cell office:value-type="string" calcext:value-type="string">
            <text:p>Maurice Hurley and Robert Lewin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o Short a Seas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d</text:p>
          </table:table-cell>
          <table:table-cell table:number-columns-repeated="2"/>
          <table:table-cell office:value-type="string" calcext:value-type="string">
            <text:p>1988-02-08</text:p>
          </table:table-cell>
          <table:table-cell office:value-type="float" office:value="41309.5" calcext:value-type="float">
            <text:p>41309.5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Story by: Michael Michaelian Teleplay by: Michael Michaelian and D. C. Fontana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the Bough Breaks</text:p>
          </table:table-cell>
          <table:table-cell table:number-columns-repeated="4"/>
          <table:table-cell office:value-type="string" calcext:value-type="string">
            <text:p>1988-02-15</text:p>
          </table:table-cell>
          <table:table-cell office:value-type="float" office:value="41509.1" calcext:value-type="float">
            <text:p>41509.1</text:p>
          </table:table-cell>
          <table:table-cell office:value-type="string" calcext:value-type="string">
            <text:p>Kim Manners</text:p>
          </table:table-cell>
          <table:table-cell office:value-type="string" calcext:value-type="string">
            <text:p>Hannah Louise Shearer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 Soi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basically a remake of the TOS episode The Devil in the Dark, which is better</text:p>
          </table:table-cell>
          <table:table-cell office:value-type="string" calcext:value-type="string">
            <text:p>1988-02-22</text:p>
          </table:table-cell>
          <table:table-cell office:value-type="float" office:value="41463.9" calcext:value-type="float">
            <text:p>41463.9</text:p>
          </table:table-cell>
          <table:table-cell office:value-type="string" calcext:value-type="string">
            <text:p>Corey Allen</text:p>
          </table:table-cell>
          <table:table-cell office:value-type="string" calcext:value-type="string">
            <text:p>Story by: Karl Geurs &amp; Ralph Sanchez and Robert Sabaroff Teleplay by: Robert Sabaroff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ing of Age</text:p>
          </table:table-cell>
          <table:table-cell table:number-columns-repeated="4"/>
          <table:table-cell office:value-type="string" calcext:value-type="string">
            <text:p>1988-03-14</text:p>
          </table:table-cell>
          <table:table-cell office:value-type="float" office:value="41416.2" calcext:value-type="float">
            <text:p>41416.2</text:p>
          </table:table-cell>
          <table:table-cell office:value-type="string" calcext:value-type="string">
            <text:p>Mike Vejar</text:p>
          </table:table-cell>
          <table:table-cell office:value-type="string" calcext:value-type="string">
            <text:p>Sandy Fries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rt of Glo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8-03-21</text:p>
          </table:table-cell>
          <table:table-cell office:value-type="float" office:value="41503.7" calcext:value-type="float">
            <text:p>41503.7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Story by: Maurice Hurley and Herbert Wright &amp; D. C. Fontana Teleplay by: Maurice Hurley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Arsenal of Freedom</text:p>
          </table:table-cell>
          <table:table-cell/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88-04-11</text:p>
          </table:table-cell>
          <table:table-cell office:value-type="float" office:value="41798.2" calcext:value-type="float">
            <text:p>41798.2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Maurice Hurley and Robert Lewin Teleplay by: Richard Manning and Hans Beimler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mbiosis</text:p>
          </table:table-cell>
          <table:table-cell table:number-columns-repeated="4"/>
          <table:table-cell office:value-type="string" calcext:value-type="string">
            <text:p>1988-04-18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Win Phelps</text:p>
          </table:table-cell>
          <table:table-cell office:value-type="string" calcext:value-type="string">
            <text:p>Story by: Robert Lewin Teleplay by: Robert Lewin &amp; Richard Manning and Hans Beimler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in of Evi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 bad it’s good?</text:p>
          </table:table-cell>
          <table:table-cell table:number-columns-repeated="2"/>
          <table:table-cell office:value-type="string" calcext:value-type="string">
            <text:p>1988-04-25</text:p>
          </table:table-cell>
          <table:table-cell office:value-type="float" office:value="41601.3" calcext:value-type="float">
            <text:p>41601.3</text:p>
          </table:table-cell>
          <table:table-cell office:value-type="string" calcext:value-type="string">
            <text:p>Joseph L. Scanlan</text:p>
          </table:table-cell>
          <table:table-cell office:value-type="string" calcext:value-type="string">
            <text:p>Story by: Joseph Stefano Teleplay by: Joseph Stefano and Hannah Louise Shearer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'll Always Have Pari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8-05-02</text:p>
          </table:table-cell>
          <table:table-cell office:value-type="float" office:value="41697.9" calcext:value-type="float">
            <text:p>41697.9</text:p>
          </table:table-cell>
          <table:table-cell office:value-type="string" calcext:value-type="string">
            <text:p>Robert Becker</text:p>
          </table:table-cell>
          <table:table-cell office:value-type="string" calcext:value-type="string">
            <text:p>Deborah Dean Davis and Hannah Louise Shearer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pirac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8-05-09</text:p>
          </table:table-cell>
          <table:table-cell office:value-type="float" office:value="41775.5" calcext:value-type="float">
            <text:p>41775.5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Robert Sabaroff Teleplay by: Tracy Tormé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Neutral Z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illustrates some Federation ideals</text:p>
          </table:table-cell>
          <table:table-cell office:value-type="string" calcext:value-type="string">
            <text:p>1988-05-16</text:p>
          </table:table-cell>
          <table:table-cell office:value-type="float" office:value="41986" calcext:value-type="float">
            <text:p>41986</text:p>
          </table:table-cell>
          <table:table-cell office:value-type="string" calcext:value-type="string">
            <text:p>James L. Conway</text:p>
          </table:table-cell>
          <table:table-cell office:value-type="string" calcext:value-type="string">
            <text:p>Story by: Deborah McIntyre &amp; Mona Clee Teleplay by: Maurice Hurle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Child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suppose some character development, reasonable story – but overall meh</text:p>
          </table:table-cell>
          <table:table-cell office:value-type="string" calcext:value-type="string">
            <text:p>1988-11-21</text:p>
          </table:table-cell>
          <table:table-cell office:value-type="float" office:value="42073.1" calcext:value-type="float">
            <text:p>42073.1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Jaron Summers &amp; Jon Povill and Maurice Hurle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re Silence Has Lea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8-11-28</text:p>
          </table:table-cell>
          <table:table-cell office:value-type="float" office:value="42193.6" calcext:value-type="float">
            <text:p>42193.6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Jack B. Soward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ary, Dear Da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88-12-05</text:p>
          </table:table-cell>
          <table:table-cell office:value-type="float" office:value="42286.3" calcext:value-type="float">
            <text:p>42286.3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Brian Alan Lan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Outrageous Okona</text:p>
          </table:table-cell>
          <table:table-cell/>
          <table:table-cell office:value-type="string" calcext:value-type="string">
            <text:p>bad</text:p>
          </table:table-cell>
          <table:table-cell table:number-columns-repeated="2"/>
          <table:table-cell office:value-type="string" calcext:value-type="string">
            <text:p>1988-12-12</text:p>
          </table:table-cell>
          <table:table-cell office:value-type="float" office:value="42402.7" calcext:value-type="float">
            <text:p>42402.7</text:p>
          </table:table-cell>
          <table:table-cell office:value-type="string" calcext:value-type="string">
            <text:p>Robert Becker</text:p>
          </table:table-cell>
          <table:table-cell office:value-type="string" calcext:value-type="string">
            <text:p>Story by: Les Menchen &amp; Lance Dickson &amp; David Landsberg Teleplay by: Burton Armu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ud as a Whisper</text:p>
          </table:table-cell>
          <table:table-cell table:number-columns-repeated="4"/>
          <table:table-cell office:value-type="string" calcext:value-type="string">
            <text:p>1989-01-09</text:p>
          </table:table-cell>
          <table:table-cell office:value-type="float" office:value="42477.2" calcext:value-type="float">
            <text:p>42477.2</text:p>
          </table:table-cell>
          <table:table-cell office:value-type="string" calcext:value-type="string">
            <text:p>Larry Shaw</text:p>
          </table:table-cell>
          <table:table-cell office:value-type="string" calcext:value-type="string">
            <text:p>Jacqueline Zambran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Schizoid M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9-01-23</text:p>
          </table:table-cell>
          <table:table-cell office:value-type="float" office:value="42437.5" calcext:value-type="float">
            <text:p>42437.5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Richard Manning &amp; Hans Beimler Teleplay by: Tracy Tormé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natural Selection</text:p>
          </table:table-cell>
          <table:table-cell/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9-01-30</text:p>
          </table:table-cell>
          <table:table-cell office:value-type="float" office:value="42494.8" calcext:value-type="float">
            <text:p>42494.8</text:p>
          </table:table-cell>
          <table:table-cell office:value-type="string" calcext:value-type="string">
            <text:p>Paul Lynch</text:p>
          </table:table-cell>
          <table:table-cell office:value-type="string" calcext:value-type="string">
            <text:p>John Mason and Mike Gray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Matter of Hon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89-02-06</text:p>
          </table:table-cell>
          <table:table-cell office:value-type="float" office:value="42506.5" calcext:value-type="float">
            <text:p>42506.5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Story by: Wanda M. Haight &amp; Gregory Amos and Burton Armus Teleplay by: Burton Armu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Measure of a M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undamental rights of artificial life</text:p>
          </table:table-cell>
          <table:table-cell office:value-type="string" calcext:value-type="string">
            <text:p>1989-02-13</text:p>
          </table:table-cell>
          <table:table-cell office:value-type="float" office:value="42523.7" calcext:value-type="float">
            <text:p>42523.7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Melinda M. Snodgras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Dauph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/>
          <table:table-cell office:value-type="string" calcext:value-type="string">
            <text:p>fun/goofy, mild commentary on trans rights?</text:p>
          </table:table-cell>
          <table:table-cell office:value-type="string" calcext:value-type="string">
            <text:p>1989-02-20</text:p>
          </table:table-cell>
          <table:table-cell office:value-type="float" office:value="42568.8" calcext:value-type="float">
            <text:p>42568.8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Scott Rubenstein &amp; Leonard Mlodinow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ag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decent sci-fi</text:p>
          </table:table-cell>
          <table:table-cell office:value-type="string" calcext:value-type="string">
            <text:p>1989-03-20</text:p>
          </table:table-cell>
          <table:table-cell office:value-type="float" office:value="42609.1" calcext:value-type="float">
            <text:p>42609.1</text:p>
          </table:table-cell>
          <table:table-cell office:value-type="string" calcext:value-type="string">
            <text:p>Joseph L. Scanlan</text:p>
          </table:table-cell>
          <table:table-cell office:value-type="string" calcext:value-type="string">
            <text:p>Steve Gerber &amp; Beth Wood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Roy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89-03-27</text:p>
          </table:table-cell>
          <table:table-cell office:value-type="float" office:value="42625.4" calcext:value-type="float">
            <text:p>42625.4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Tracy Tormé[a]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 Squar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89-04-03</text:p>
          </table:table-cell>
          <table:table-cell office:value-type="float" office:value="42679.2" calcext:value-type="float">
            <text:p>42679.2</text:p>
          </table:table-cell>
          <table:table-cell office:value-type="string" calcext:value-type="string">
            <text:p>Joseph L. Scanlan</text:p>
          </table:table-cell>
          <table:table-cell office:value-type="string" calcext:value-type="string">
            <text:p>Story by: Kurt Michael Bensmiller Teleplay by: Maurice Hurle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Icarus Facto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9-04-24</text:p>
          </table:table-cell>
          <table:table-cell office:value-type="float" office:value="42686.4" calcext:value-type="float">
            <text:p>42686.4</text:p>
          </table:table-cell>
          <table:table-cell office:value-type="string" calcext:value-type="string">
            <text:p>Robert Iscove</text:p>
          </table:table-cell>
          <table:table-cell office:value-type="string" calcext:value-type="string">
            <text:p>Story by: David Assael Teleplay by: David Assael and Robert McCullough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 Pa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illustrates some Federation ideals</text:p>
          </table:table-cell>
          <table:table-cell office:value-type="string" calcext:value-type="string">
            <text:p>1989-05-01</text:p>
          </table:table-cell>
          <table:table-cell office:value-type="float" office:value="42695.3" calcext:value-type="float">
            <text:p>42695.3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Hannah Louise Shearer Teleplay by: Melinda M. Snodgras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 Wh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ssential for story</text:p>
          </table:table-cell>
          <table:table-cell office:value-type="string" calcext:value-type="string">
            <text:p>1989-05-08</text:p>
          </table:table-cell>
          <table:table-cell office:value-type="float" office:value="42761.3" calcext:value-type="float">
            <text:p>42761.3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Maurice Hurley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aritan Sna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9-05-15</text:p>
          </table:table-cell>
          <table:table-cell office:value-type="float" office:value="42779.1" calcext:value-type="float">
            <text:p>42779.1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Robert McCullough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 the Long Ladd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o bad it’s good?</text:p>
          </table:table-cell>
          <table:table-cell/>
          <table:table-cell office:value-type="string" calcext:value-type="string">
            <text:p>borderline racist?</text:p>
          </table:table-cell>
          <table:table-cell office:value-type="string" calcext:value-type="string">
            <text:p>1989-05-22</text:p>
          </table:table-cell>
          <table:table-cell office:value-type="float" office:value="42823.2" calcext:value-type="float">
            <text:p>42823.2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Melinda M. Snodgras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hunt</text:p>
          </table:table-cell>
          <table:table-cell/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9-06-19</text:p>
          </table:table-cell>
          <table:table-cell office:value-type="float" office:value="42859.2" calcext:value-type="float">
            <text:p>42859.2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Tracy Tormé[b]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Emissary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9-06-26</text:p>
          </table:table-cell>
          <table:table-cell office:value-type="float" office:value="42901.3" calcext:value-type="float">
            <text:p>42901.3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Richard Manning &amp; Hans Beimler and Thomas H. Calder Teleplay by: Richard Manning &amp; Hans Beimler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ak Performa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89-07-10</text:p>
          </table:table-cell>
          <table:table-cell office:value-type="float" office:value="42923.4" calcext:value-type="float">
            <text:p>42923.4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David Kempe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des of Gra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d</text:p>
          </table:table-cell>
          <table:table-cell/>
          <table:table-cell office:value-type="string" calcext:value-type="string">
            <text:p>clip show</text:p>
          </table:table-cell>
          <table:table-cell office:value-type="string" calcext:value-type="string">
            <text:p>1989-07-17</text:p>
          </table:table-cell>
          <table:table-cell office:value-type="float" office:value="42976.1" calcext:value-type="float">
            <text:p>42976.1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Story by: Maurice Hurley Teleplay by: Maurice Hurley and Richard Manning &amp; Hans Beimler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89-09-25</text:p>
          </table:table-cell>
          <table:table-cell office:value-type="float" office:value="43125.8" calcext:value-type="float">
            <text:p>43125.8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Michael Piller &amp; Michael Wagner Teleplay by: Michael Piller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Ensigns of Comman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ust decent TNG</text:p>
          </table:table-cell>
          <table:table-cell office:value-type="string" calcext:value-type="string">
            <text:p>1989-10-02</text:p>
          </table:table-cell>
          <table:table-cell office:value-type="float" office:value="43133.3" calcext:value-type="float">
            <text:p>43133.3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Melinda M. Snodgras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he Survivors</text:p>
          </table:table-cell>
          <table:table-cell/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9-10-09</text:p>
          </table:table-cell>
          <table:table-cell office:value-type="float" office:value="43152.4" calcext:value-type="float">
            <text:p>43152.4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Michael Wagner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o Watches the Watch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89-10-16</text:p>
          </table:table-cell>
          <table:table-cell office:value-type="float" office:value="43173.5" calcext:value-type="float">
            <text:p>43173.5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Richard Manning &amp; Hans Beimler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Bonding</text:p>
          </table:table-cell>
          <table:table-cell table:number-columns-repeated="4"/>
          <table:table-cell office:value-type="string" calcext:value-type="string">
            <text:p>1989-10-23</text:p>
          </table:table-cell>
          <table:table-cell office:value-type="float" office:value="43198.7" calcext:value-type="float">
            <text:p>43198.7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oby Tr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89-10-30</text:p>
          </table:table-cell>
          <table:table-cell office:value-type="float" office:value="43205.6" calcext:value-type="float">
            <text:p>43205.6</text:p>
          </table:table-cell>
          <table:table-cell office:value-type="string" calcext:value-type="string">
            <text:p>Gabrielle Beaumont</text:p>
          </table:table-cell>
          <table:table-cell office:value-type="string" calcext:value-type="string">
            <text:p>Story by: Michael Wagner &amp; Ron Roman Teleplay by: Ron Roman and Michael Piller &amp; Richard Danu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Enemy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a bit too many tropes – tl;dr it’s the film “Enemy Mine”</text:p>
          </table:table-cell>
          <table:table-cell office:value-type="string" calcext:value-type="string">
            <text:p>1989-11-06</text:p>
          </table:table-cell>
          <table:table-cell office:value-type="float" office:value="43349.2" calcext:value-type="float">
            <text:p>43349.2</text:p>
          </table:table-cell>
          <table:table-cell office:value-type="string" calcext:value-type="string">
            <text:p>David Carson</text:p>
          </table:table-cell>
          <table:table-cell office:value-type="string" calcext:value-type="string">
            <text:p>David Kemper &amp; Michael Piller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Price</text:p>
          </table:table-cell>
          <table:table-cell/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irritating</text:p>
          </table:table-cell>
          <table:table-cell office:value-type="string" calcext:value-type="string">
            <text:p>1989-11-13</text:p>
          </table:table-cell>
          <table:table-cell office:value-type="float" office:value="43385.6" calcext:value-type="float">
            <text:p>43385.6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Hannah Louise Shearer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Vengeance Facto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89-11-20</text:p>
          </table:table-cell>
          <table:table-cell office:value-type="float" office:value="43421.9" calcext:value-type="float">
            <text:p>43421.9</text:p>
          </table:table-cell>
          <table:table-cell office:value-type="string" calcext:value-type="string">
            <text:p>Timothy Bond</text:p>
          </table:table-cell>
          <table:table-cell office:value-type="string" calcext:value-type="string">
            <text:p>Sam Rolf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Defec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0-01-01</text:p>
          </table:table-cell>
          <table:table-cell office:value-type="float" office:value="43462.5" calcext:value-type="float">
            <text:p>43462.5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Hunt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illustrates some Federation ideals</text:p>
          </table:table-cell>
          <table:table-cell office:value-type="string" calcext:value-type="string">
            <text:p>1990-01-08</text:p>
          </table:table-cell>
          <table:table-cell office:value-type="float" office:value="43489.2" calcext:value-type="float">
            <text:p>43489.2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Robin Bernhei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High Ground</text:p>
          </table:table-cell>
          <table:table-cell table:number-columns-repeated="4"/>
          <table:table-cell office:value-type="string" calcext:value-type="string">
            <text:p>1990-01-29</text:p>
          </table:table-cell>
          <table:table-cell office:value-type="float" office:value="43510.7" calcext:value-type="float">
            <text:p>43510.7</text:p>
          </table:table-cell>
          <table:table-cell office:value-type="string" calcext:value-type="string">
            <text:p>Gabrielle Beaumont</text:p>
          </table:table-cell>
          <table:table-cell office:value-type="string" calcext:value-type="string">
            <text:p>Melinda M. Snodgras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éjà 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0-02-05</text:p>
          </table:table-cell>
          <table:table-cell office:value-type="float" office:value="43539.1" calcext:value-type="float">
            <text:p>43539.1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Richard Danu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Matter of Perspectiv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worth watching, but not because it’s Star Trek</text:p>
          </table:table-cell>
          <table:table-cell office:value-type="string" calcext:value-type="string">
            <text:p>1990-02-12</text:p>
          </table:table-cell>
          <table:table-cell office:value-type="float" office:value="43610.4" calcext:value-type="float">
            <text:p>43610.4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Ed Zuckerman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terday's Enterpri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0-02-19</text:p>
          </table:table-cell>
          <table:table-cell office:value-type="float" office:value="43625.2" calcext:value-type="float">
            <text:p>43625.2</text:p>
          </table:table-cell>
          <table:table-cell office:value-type="string" calcext:value-type="string">
            <text:p>David Carson</text:p>
          </table:table-cell>
          <table:table-cell office:value-type="string" calcext:value-type="string">
            <text:p>From a story by: Trent Christopher Ganino &amp; Eric A. Stillwell Teleplay by: Ira Steven Behr, <text:s/>Richard Manning, <text:s/>Hans Beimler and Ronald D. Moor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0-03-12</text:p>
          </table:table-cell>
          <table:table-cell office:value-type="float" office:value="43657" calcext:value-type="float">
            <text:p>43657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René Echevarri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s of the Fath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0-03-19</text:p>
          </table:table-cell>
          <table:table-cell office:value-type="float" office:value="43685.2" calcext:value-type="float">
            <text:p>43685.2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Drew Deighan Teleplay by: Ronald D. Moore &amp; W. Reed Moran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egia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worth watching, but not because it’s Star Trek</text:p>
          </table:table-cell>
          <table:table-cell office:value-type="string" calcext:value-type="string">
            <text:p>1990-03-26</text:p>
          </table:table-cell>
          <table:table-cell office:value-type="float" office:value="43714.1" calcext:value-type="float">
            <text:p>43714.1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Richard Manning &amp; Hans Beimler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tain's Holiday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ldly funny</text:p>
          </table:table-cell>
          <table:table-cell office:value-type="string" calcext:value-type="string">
            <text:p>1990-04-02</text:p>
          </table:table-cell>
          <table:table-cell office:value-type="float" office:value="43745.2" calcext:value-type="float">
            <text:p>43745.2</text:p>
          </table:table-cell>
          <table:table-cell office:value-type="string" calcext:value-type="string">
            <text:p>Chip Chalmers</text:p>
          </table:table-cell>
          <table:table-cell office:value-type="string" calcext:value-type="string">
            <text:p>Ira Steven Behr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n M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0-04-23</text:p>
          </table:table-cell>
          <table:table-cell office:value-type="float" office:value="43779.3" calcext:value-type="float">
            <text:p>43779.3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Dennis Bailey[a] &amp; David Bischoff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low Pursui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eat episode on social anxiety and mental health</text:p>
          </table:table-cell>
          <table:table-cell office:value-type="string" calcext:value-type="string">
            <text:p>1990-04-30</text:p>
          </table:table-cell>
          <table:table-cell office:value-type="float" office:value="43807.4" calcext:value-type="float">
            <text:p>43807.4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ally Cave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Most Toy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d</text:p>
          </table:table-cell>
          <table:table-cell table:number-columns-repeated="2"/>
          <table:table-cell office:value-type="string" calcext:value-type="string">
            <text:p>1990-05-07</text:p>
          </table:table-cell>
          <table:table-cell office:value-type="float" office:value="43872.2" calcext:value-type="float">
            <text:p>43872.2</text:p>
          </table:table-cell>
          <table:table-cell office:value-type="string" calcext:value-type="string">
            <text:p>Timothy Bond</text:p>
          </table:table-cell>
          <table:table-cell office:value-type="string" calcext:value-type="string">
            <text:p>Shari Goodhartz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re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0-05-14</text:p>
          </table:table-cell>
          <table:table-cell office:value-type="float" office:value="43917.4" calcext:value-type="float">
            <text:p>43917.4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From an unpublished story by: Marc Cushman &amp; Jake Jacobs Television Story and Teleplay by: Peter S. Beagl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énage à Tro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decent familial character development</text:p>
          </table:table-cell>
          <table:table-cell office:value-type="string" calcext:value-type="string">
            <text:p>1990-05-28</text:p>
          </table:table-cell>
          <table:table-cell office:value-type="float" office:value="43930.7" calcext:value-type="float">
            <text:p>43930.7</text:p>
          </table:table-cell>
          <table:table-cell office:value-type="string" calcext:value-type="string">
            <text:p>Robert Legato</text:p>
          </table:table-cell>
          <table:table-cell office:value-type="string" calcext:value-type="string">
            <text:p>Fred Bronson &amp; Susan Sackett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nsfigurations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0-06-04</text:p>
          </table:table-cell>
          <table:table-cell office:value-type="float" office:value="43957.2" calcext:value-type="float">
            <text:p>43957.2</text:p>
          </table:table-cell>
          <table:table-cell office:value-type="string" calcext:value-type="string">
            <text:p>Tom Benko</text:p>
          </table:table-cell>
          <table:table-cell office:value-type="string" calcext:value-type="string">
            <text:p>René Echevarri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Best of Both Worlds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0-06-18</text:p>
          </table:table-cell>
          <table:table-cell office:value-type="float" office:value="43989.1" calcext:value-type="float">
            <text:p>43989.1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Michael Pille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Best of Both Worlds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y episode on the Borg, and on the “rape” of Picard</text:p>
          </table:table-cell>
          <table:table-cell office:value-type="string" calcext:value-type="string">
            <text:p>1990-09-24</text:p>
          </table:table-cell>
          <table:table-cell office:value-type="float" office:value="44001.4" calcext:value-type="float">
            <text:p>44001.4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Michael Piller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y episode on the Borg, and on the “rape” of Picard</text:p>
          </table:table-cell>
          <table:table-cell office:value-type="string" calcext:value-type="string">
            <text:p>1990-10-01</text:p>
          </table:table-cell>
          <table:table-cell office:value-type="float" office:value="44012.3" calcext:value-type="float">
            <text:p>44012.3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y episode on the Borg, and on the “rape” of Picard, unusual, good presentation of PTSD</text:p>
          </table:table-cell>
          <table:table-cell office:value-type="string" calcext:value-type="string">
            <text:p>1990-10-08</text:p>
          </table:table-cell>
          <table:table-cell office:value-type="float" office:value="44085.7" calcext:value-type="float">
            <text:p>44085.7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Rick Berma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uddenly Human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0-10-15</text:p>
          </table:table-cell>
          <table:table-cell office:value-type="float" office:value="44143.7" calcext:value-type="float">
            <text:p>44143.7</text:p>
          </table:table-cell>
          <table:table-cell office:value-type="string" calcext:value-type="string">
            <text:p>Gabrielle Beaumont</text:p>
          </table:table-cell>
          <table:table-cell office:value-type="string" calcext:value-type="string">
            <text:p>Story by: Ralph Phillips Teleplay by: John Whelpley &amp; Jeri Taylor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member 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spoiler?] allegory for Alzheimer’s</text:p>
          </table:table-cell>
          <table:table-cell office:value-type="string" calcext:value-type="string">
            <text:p>1990-10-22</text:p>
          </table:table-cell>
          <table:table-cell office:value-type="float" office:value="44161.2" calcext:value-type="float">
            <text:p>44161.2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Lee Sheldon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gac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0-10-29</text:p>
          </table:table-cell>
          <table:table-cell office:value-type="float" office:value="44215.2" calcext:value-type="float">
            <text:p>44215.2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Joe Menosky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union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0-11-05</text:p>
          </table:table-cell>
          <table:table-cell office:value-type="float" office:value="44246.3" calcext:value-type="float">
            <text:p>44246.3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Story by: Drew Deighan &amp; Thomas Perry and Jo Perry Teleplay by: Thomas Perry &amp; Jo Perry &amp; Ronald D. Moore and Brannon Braga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uture Imperfe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0-11-12</text:p>
          </table:table-cell>
          <table:table-cell office:value-type="float" office:value="44286.5" calcext:value-type="float">
            <text:p>44286.5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J. Larry Carroll &amp; David Bennett Carren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al Mi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0-11-19</text:p>
          </table:table-cell>
          <table:table-cell office:value-type="float" office:value="44307.3" calcext:value-type="float">
            <text:p>44307.3</text:p>
          </table:table-cell>
          <table:table-cell office:value-type="string" calcext:value-type="string">
            <text:p>Corey Allen</text:p>
          </table:table-cell>
          <table:table-cell office:value-type="string" calcext:value-type="string">
            <text:p>Story by: Kacey Arnold-Ince Teleplay by: Kacey Arnold-Ince and Jeri Taylor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Lo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worth watching, but not because it’s Star Trek</text:p>
          </table:table-cell>
          <table:table-cell office:value-type="string" calcext:value-type="string">
            <text:p>1990-12-31</text:p>
          </table:table-cell>
          <table:table-cell office:value-type="float" office:value="44356.9" calcext:value-type="float">
            <text:p>44356.9</text:p>
          </table:table-cell>
          <table:table-cell office:value-type="string" calcext:value-type="string">
            <text:p>Chip Chalmers</text:p>
          </table:table-cell>
          <table:table-cell office:value-type="string" calcext:value-type="string">
            <text:p>Story by: Hilary J. Bader Teleplay by: Hilary J. Bader &amp; Alan J. Adler and Vanessa Green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a's Da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1-01-07</text:p>
          </table:table-cell>
          <table:table-cell office:value-type="float" office:value="44390.1" calcext:value-type="float">
            <text:p>44390.1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Story by: Harold Apter Teleplay by: Harold Apter and Ronald D. Moor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Wounded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1-01-28</text:p>
          </table:table-cell>
          <table:table-cell office:value-type="float" office:value="44429.6" calcext:value-type="float">
            <text:p>44429.6</text:p>
          </table:table-cell>
          <table:table-cell office:value-type="string" calcext:value-type="string">
            <text:p>Chip Chalmers</text:p>
          </table:table-cell>
          <table:table-cell office:value-type="string" calcext:value-type="string">
            <text:p>Story by: Stuart Charno &amp; Sara Charno and Cy Chermak Teleplay by: Jeri Taylor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vil's Due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so bad it’s good?</text:p>
          </table:table-cell>
          <table:table-cell/>
          <table:table-cell office:value-type="string" calcext:value-type="string">
            <text:p>camp as fuck</text:p>
          </table:table-cell>
          <table:table-cell office:value-type="string" calcext:value-type="string">
            <text:p>1991-02-04</text:p>
          </table:table-cell>
          <table:table-cell office:value-type="float" office:value="44474.5" calcext:value-type="float">
            <text:p>44474.5</text:p>
          </table:table-cell>
          <table:table-cell office:value-type="string" calcext:value-type="string">
            <text:p>Tom Benko</text:p>
          </table:table-cell>
          <table:table-cell office:value-type="string" calcext:value-type="string">
            <text:p>Story by: Philip LaZebnik and William Douglas Lansford Teleplay by: Philip LaZebnik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1-02-11</text:p>
          </table:table-cell>
          <table:table-cell office:value-type="float" office:value="44502.7" calcext:value-type="float">
            <text:p>44502.7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Bruce D. Arthurs Teleplay by: Bruce D. Arthurs and Joe Menosky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st Conta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1-02-18</text:p>
          </table:table-cell>
          <table:table-cell office:value-type="float" office:value="44575.2" calcext:value-type="float">
            <text:p>44575.2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Marc Scott Zicree Teleplay by: Dennis Bailey[a] &amp; David Bischoff and Joe Menosky &amp; Ronald D. Moore and Michael Pille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alaxy's Chi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1-03-11</text:p>
          </table:table-cell>
          <table:table-cell office:value-type="float" office:value="44614.6" calcext:value-type="float">
            <text:p>44614.6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Thomas Kartozian Teleplay by: Maurice Hurley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ght Terro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1-03-18</text:p>
          </table:table-cell>
          <table:table-cell office:value-type="float" office:value="44631.2" calcext:value-type="float">
            <text:p>44631.2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Shari Goodhartz Teleplay by: Pamela Douglas and Jeri Taylor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dentity Crisi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1-03-25</text:p>
          </table:table-cell>
          <table:table-cell office:value-type="float" office:value="44664.5" calcext:value-type="float">
            <text:p>44664.5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Timothy DeHaas Teleplay by: Brannon Braga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Nth Degre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1-04-01</text:p>
          </table:table-cell>
          <table:table-cell office:value-type="float" office:value="44704.2" calcext:value-type="float">
            <text:p>44704.2</text:p>
          </table:table-cell>
          <table:table-cell office:value-type="string" calcext:value-type="string">
            <text:p>Robert Legato</text:p>
          </table:table-cell>
          <table:table-cell office:value-type="string" calcext:value-type="string">
            <text:p>Joe Menosky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p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Q, Picard love life, goofy, the cast having a bit of fun</text:p>
          </table:table-cell>
          <table:table-cell office:value-type="string" calcext:value-type="string">
            <text:p>1991-04-22</text:p>
          </table:table-cell>
          <table:table-cell office:value-type="float" office:value="44741.9" calcext:value-type="float">
            <text:p>44741.9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Randee Russell and Ira Steven Behr Teleplay by: Ira Steven Behr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Drumhea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de as a cost-cutting exercise, pretty well-written, comments on totalitarianism and the “nothing to hide, nothing to fear” fallicy</text:p>
          </table:table-cell>
          <table:table-cell office:value-type="string" calcext:value-type="string">
            <text:p>1991-04-29</text:p>
          </table:table-cell>
          <table:table-cell office:value-type="float" office:value="44769.2" calcext:value-type="float">
            <text:p>44769.2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Jeri Taylor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lf a Lif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oughtful, comments on ageism, neoliberalism, euthanasia, love [spoilers: Logan’s Run]</text:p>
          </table:table-cell>
          <table:table-cell office:value-type="string" calcext:value-type="string">
            <text:p>1991-05-06</text:p>
          </table:table-cell>
          <table:table-cell office:value-type="float" office:value="44805.3" calcext:value-type="float">
            <text:p>44805.3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Ted Roberts and Peter Allan Fields Teleplay by: Peter Allan Field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Ho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trans issues</text:p>
          </table:table-cell>
          <table:table-cell office:value-type="string" calcext:value-type="string">
            <text:p>1991-05-13</text:p>
          </table:table-cell>
          <table:table-cell office:value-type="float" office:value="44821.3" calcext:value-type="float">
            <text:p>44821.3</text:p>
          </table:table-cell>
          <table:table-cell office:value-type="string" calcext:value-type="string">
            <text:p>Marvin V. Rush</text:p>
          </table:table-cell>
          <table:table-cell office:value-type="string" calcext:value-type="string">
            <text:p>Michel Horvat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Mind's Ey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mystery, [spoilers: Manchurian Candidate]</text:p>
          </table:table-cell>
          <table:table-cell office:value-type="string" calcext:value-type="string">
            <text:p>1991-05-27</text:p>
          </table:table-cell>
          <table:table-cell office:value-type="float" office:value="44885.5" calcext:value-type="float">
            <text:p>44885.5</text:p>
          </table:table-cell>
          <table:table-cell office:value-type="string" calcext:value-type="string">
            <text:p>David Livingston</text:p>
          </table:table-cell>
          <table:table-cell office:value-type="string" calcext:value-type="string">
            <text:p>Story by: Ken Schafer and René Echevarria Teleplay by: René Echevarria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 Theo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fun little Data episode</text:p>
          </table:table-cell>
          <table:table-cell office:value-type="string" calcext:value-type="string">
            <text:p>1991-06-03</text:p>
          </table:table-cell>
          <table:table-cell office:value-type="float" office:value="44932.3" calcext:value-type="float">
            <text:p>44932.3</text:p>
          </table:table-cell>
          <table:table-cell office:value-type="string" calcext:value-type="string">
            <text:p>Patrick Stewart</text:p>
          </table:table-cell>
          <table:table-cell office:value-type="string" calcext:value-type="string">
            <text:p>Joe Menosky and Ronald D. Moor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demption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worth watching, if you like Klingons</text:p>
          </table:table-cell>
          <table:table-cell office:value-type="string" calcext:value-type="string">
            <text:p>1991-06-17</text:p>
          </table:table-cell>
          <table:table-cell office:value-type="float" office:value="44995.3" calcext:value-type="float">
            <text:p>44995.3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demption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worth watching, if you like Klingons</text:p>
          </table:table-cell>
          <table:table-cell office:value-type="string" calcext:value-type="string">
            <text:p>1991-09-23</text:p>
          </table:table-cell>
          <table:table-cell office:value-type="float" office:value="45021.3" calcext:value-type="float">
            <text:p>45021.3</text:p>
          </table:table-cell>
          <table:table-cell office:value-type="string" calcext:value-type="string">
            <text:p>David Carson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rm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1-09-30</text:p>
          </table:table-cell>
          <table:table-cell office:value-type="float" office:value="45047.2" calcext:value-type="float">
            <text:p>45047.2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Philip LaZebnik and Joe MenoskyTeleplay by: Joe Menosky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sign 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1-10-07</text:p>
          </table:table-cell>
          <table:table-cell office:value-type="float" office:value="45076.3" calcext:value-type="float">
            <text:p>45076.3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Rick Berman &amp; Michael PillerTeleplay by: Michael Piller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licon Avat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1-10-14</text:p>
          </table:table-cell>
          <table:table-cell office:value-type="float" office:value="45122.3" calcext:value-type="float">
            <text:p>45122.3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Lawrence V. ConleyTeleplay by: Jeri Taylor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isas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1-10-21</text:p>
          </table:table-cell>
          <table:table-cell office:value-type="float" office:value="45156.1" calcext:value-type="float">
            <text:p>45156.1</text:p>
          </table:table-cell>
          <table:table-cell office:value-type="string" calcext:value-type="string">
            <text:p>Gabrielle Beaumont</text:p>
          </table:table-cell>
          <table:table-cell office:value-type="string" calcext:value-type="string">
            <text:p>Story by: Ron Jarvis &amp; Philip A. ScorzaTeleplay by: Ronald D. Moor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Ga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1-10-28</text:p>
          </table:table-cell>
          <table:table-cell office:value-type="float" office:value="45208.2" calcext:value-type="float">
            <text:p>45208.2</text:p>
          </table:table-cell>
          <table:table-cell office:value-type="string" calcext:value-type="string">
            <text:p>Corey Allen</text:p>
          </table:table-cell>
          <table:table-cell office:value-type="string" calcext:value-type="string">
            <text:p>Story by: Susan Sackett &amp; Fred Bronson and Brannon BragaTeleplay by: Brannon Brag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fication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1-11-04</text:p>
          </table:table-cell>
          <table:table-cell office:value-type="float" office:value="45233.1" calcext:value-type="float">
            <text:p>45233.1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Rick Berman and Michael PillerTeleplay by: Jeri Taylor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fication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1-11-11</text:p>
          </table:table-cell>
          <table:table-cell office:value-type="float" office:value="45245.8" calcext:value-type="float">
            <text:p>45245.8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Rick Berman and Michael PillerTeleplay by: Michael Piller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Matter of Time</text:p>
          </table:table-cell>
          <table:table-cell/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1-11-18</text:p>
          </table:table-cell>
          <table:table-cell office:value-type="float" office:value="45349.1" calcext:value-type="float">
            <text:p>45349.1</text:p>
          </table:table-cell>
          <table:table-cell office:value-type="string" calcext:value-type="string">
            <text:p>Paul Lynch</text:p>
          </table:table-cell>
          <table:table-cell office:value-type="string" calcext:value-type="string">
            <text:p>Rick Berma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Ground</text:p>
          </table:table-cell>
          <table:table-cell/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2-01-06</text:p>
          </table:table-cell>
          <table:table-cell office:value-type="float" office:value="45376.3" calcext:value-type="float">
            <text:p>45376.3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Story by: Sara Charno and Stuart CharnoTeleplay by: Grant Rosenberg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ro Worshi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2-01-27</text:p>
          </table:table-cell>
          <table:table-cell office:value-type="float" office:value="45397.3" calcext:value-type="float">
            <text:p>45397.3</text:p>
          </table:table-cell>
          <table:table-cell office:value-type="string" calcext:value-type="string">
            <text:p>Patrick Stewart</text:p>
          </table:table-cell>
          <table:table-cell office:value-type="string" calcext:value-type="string">
            <text:p>Story by: Hilary J. BaderTeleplay by: Joe Menosky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olation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2-02-03</text:p>
          </table:table-cell>
          <table:table-cell office:value-type="float" office:value="45429.3" calcext:value-type="float">
            <text:p>45429.3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Story by: Shari Goodhartz and T. Michael and Pamela GrayTeleplay by: Pamela Gray and Jeri Taylor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Masterpiece Society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ugenics, nice commentary on the benefits of disability</text:p>
          </table:table-cell>
          <table:table-cell office:value-type="string" calcext:value-type="string">
            <text:p>1992-02-10</text:p>
          </table:table-cell>
          <table:table-cell office:value-type="float" office:value="45470.1" calcext:value-type="float">
            <text:p>45470.1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James Kahn and Adam BelanoffTeleplay by: Adam Belanoff and Michael Piller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undru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2-02-17</text:p>
          </table:table-cell>
          <table:table-cell office:value-type="float" office:value="45494.2" calcext:value-type="float">
            <text:p>45494.2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Paul SchifferTeleplay by: Barry Schkolnick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wer Play</text:p>
          </table:table-cell>
          <table:table-cell/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2-02-24</text:p>
          </table:table-cell>
          <table:table-cell office:value-type="float" office:value="45571.2" calcext:value-type="float">
            <text:p>45571.2</text:p>
          </table:table-cell>
          <table:table-cell office:value-type="string" calcext:value-type="string">
            <text:p>David Livingston</text:p>
          </table:table-cell>
          <table:table-cell office:value-type="string" calcext:value-type="string">
            <text:p>Story by: Paul Ruben and Maurice HurleyTeleplay by: René Balcer and Herbert Wright &amp; Brannon Braga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thic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medical ethics</text:p>
          </table:table-cell>
          <table:table-cell office:value-type="string" calcext:value-type="string">
            <text:p>1992-03-02</text:p>
          </table:table-cell>
          <table:table-cell office:value-type="float" office:value="45587.3" calcext:value-type="float">
            <text:p>45587.3</text:p>
          </table:table-cell>
          <table:table-cell office:value-type="string" calcext:value-type="string">
            <text:p>Chip Chalmers</text:p>
          </table:table-cell>
          <table:table-cell office:value-type="string" calcext:value-type="string">
            <text:p>Story by: Sara Charno &amp; Stuart CharnoTeleplay by: Ronald D. Moor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Outca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stly an allegory for gay rights, touches on agender</text:p>
          </table:table-cell>
          <table:table-cell office:value-type="string" calcext:value-type="string">
            <text:p>1992-03-16</text:p>
          </table:table-cell>
          <table:table-cell office:value-type="float" office:value="45614.6" calcext:value-type="float">
            <text:p>45614.6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Jeri Taylor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use and Effe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2-03-23</text:p>
          </table:table-cell>
          <table:table-cell office:value-type="float" office:value="45652.1" calcext:value-type="float">
            <text:p>45652.1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First Du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worth watching, but not because it’s Star Trek (also gives spiritual preparation for Star Trek: Voyager, if desired)</text:p>
          </table:table-cell>
          <table:table-cell office:value-type="string" calcext:value-type="string">
            <text:p>1992-03-30</text:p>
          </table:table-cell>
          <table:table-cell office:value-type="float" office:value="45703.9" calcext:value-type="float">
            <text:p>45703.9</text:p>
          </table:table-cell>
          <table:table-cell office:value-type="string" calcext:value-type="string">
            <text:p>Paul Lynch</text:p>
          </table:table-cell>
          <table:table-cell office:value-type="string" calcext:value-type="string">
            <text:p>Ronald D. Moore &amp; Naren Shankar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st of Liv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sympathetic</text:p>
          </table:table-cell>
          <table:table-cell office:value-type="string" calcext:value-type="string">
            <text:p>1992-04-20</text:p>
          </table:table-cell>
          <table:table-cell office:value-type="float" office:value="45733.6" calcext:value-type="float">
            <text:p>45733.6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Peter Allan Field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Perfect Mate</text:p>
          </table:table-cell>
          <table:table-cell table:number-columns-repeated="4"/>
          <table:table-cell office:value-type="string" calcext:value-type="string">
            <text:p>1992-04-27</text:p>
          </table:table-cell>
          <table:table-cell office:value-type="float" office:value="45761.3" calcext:value-type="float">
            <text:p>45761.3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René Echevarria and Gary PerconteTeleplay by: Gary Perconte and Michael Piller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inary Friend</text:p>
          </table:table-cell>
          <table:table-cell/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2-05-04</text:p>
          </table:table-cell>
          <table:table-cell office:value-type="float" office:value="45852.1" calcext:value-type="float">
            <text:p>45852.1</text:p>
          </table:table-cell>
          <table:table-cell office:value-type="string" calcext:value-type="string">
            <text:p>Gabrielle Beaumont</text:p>
          </table:table-cell>
          <table:table-cell office:value-type="string" calcext:value-type="string">
            <text:p>Story by: Jean Louise Matthias &amp; Ronald Wilkerson and Richard FliegelTeleplay by: Edithe Swensen and Brannon Brag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, Bor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2-05-11</text:p>
          </table:table-cell>
          <table:table-cell office:value-type="float" office:value="45854.2" calcext:value-type="float">
            <text:p>45854.2</text:p>
          </table:table-cell>
          <table:table-cell office:value-type="string" calcext:value-type="string">
            <text:p>Robert Lederman</text:p>
          </table:table-cell>
          <table:table-cell office:value-type="string" calcext:value-type="string">
            <text:p>René Echevarria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Next Pha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2-05-18</text:p>
          </table:table-cell>
          <table:table-cell office:value-type="float" office:value="45892.4" calcext:value-type="float">
            <text:p>45892.4</text:p>
          </table:table-cell>
          <table:table-cell office:value-type="string" calcext:value-type="string">
            <text:p>David Carson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Inner Ligh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 as allegory and as sci-fi</text:p>
          </table:table-cell>
          <table:table-cell office:value-type="string" calcext:value-type="string">
            <text:p>1992-06-01</text:p>
          </table:table-cell>
          <table:table-cell office:value-type="float" office:value="45944.1" calcext:value-type="float">
            <text:p>45944.1</text:p>
          </table:table-cell>
          <table:table-cell office:value-type="string" calcext:value-type="string">
            <text:p>Peter Lauritson</text:p>
          </table:table-cell>
          <table:table-cell office:value-type="string" calcext:value-type="string">
            <text:p>Story by: Morgan GendelTeleplay by: Morgan Gendel and Peter Allan Field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me's Arrow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2-06-15</text:p>
          </table:table-cell>
          <table:table-cell office:value-type="float" office:value="45959.1" calcext:value-type="float">
            <text:p>45959.1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Joe MenoskyTeleplay by: Joe Menosky and Michael Piller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e's Arrow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2-09-21</text:p>
          </table:table-cell>
          <table:table-cell office:value-type="float" office:value="46001.3" calcext:value-type="float">
            <text:p>46001.3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Joe MenoskyTeleplay by: Jeri Taylor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alm of Fe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2-09-28</text:p>
          </table:table-cell>
          <table:table-cell office:value-type="float" office:value="46041.1" calcext:value-type="float">
            <text:p>46041.1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n of the People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creepy</text:p>
          </table:table-cell>
          <table:table-cell office:value-type="string" calcext:value-type="string">
            <text:p>1992-10-05</text:p>
          </table:table-cell>
          <table:table-cell office:value-type="float" office:value="46071.6" calcext:value-type="float">
            <text:p>46071.6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Frank Abatemarco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ic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2-10-12</text:p>
          </table:table-cell>
          <table:table-cell office:value-type="float" office:value="46125.3" calcext:value-type="float">
            <text:p>46125.3</text:p>
          </table:table-cell>
          <table:table-cell office:value-type="string" calcext:value-type="string">
            <text:p>Alexander Singer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isms</text:p>
          </table:table-cell>
          <table:table-cell table:number-columns-repeated="4"/>
          <table:table-cell office:value-type="string" calcext:value-type="string">
            <text:p>1992-10-19</text:p>
          </table:table-cell>
          <table:table-cell office:value-type="float" office:value="46154.2" calcext:value-type="float">
            <text:p>46154.2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Story by: Jean Louise Matthias &amp; Ronald WilkersonTeleplay by: Brannon Braga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True Q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2-10-26</text:p>
          </table:table-cell>
          <table:table-cell office:value-type="float" office:value="46192.3" calcext:value-type="float">
            <text:p>46192.3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René Echevarria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sca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2-11-02</text:p>
          </table:table-cell>
          <table:table-cell office:value-type="float" office:value="46235.7" calcext:value-type="float">
            <text:p>46235.7</text:p>
          </table:table-cell>
          <table:table-cell office:value-type="string" calcext:value-type="string">
            <text:p>Adam Nimoy</text:p>
          </table:table-cell>
          <table:table-cell office:value-type="string" calcext:value-type="string">
            <text:p>Story by: Ward Botsford &amp; Diana Dru Botsford and Michael PillerTeleplay by: Allison Hock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Fistful of Data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2-11-09</text:p>
          </table:table-cell>
          <table:table-cell office:value-type="float" office:value="46271.5" calcext:value-type="float">
            <text:p>46271.5</text:p>
          </table:table-cell>
          <table:table-cell office:value-type="string" calcext:value-type="string">
            <text:p>Patrick Stewart</text:p>
          </table:table-cell>
          <table:table-cell office:value-type="string" calcext:value-type="string">
            <text:p>Story by: Robert Hewitt WolfeTeleplay by: Robert Hewitt Wolfe and Brannon Braga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e Quality of Lif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2-11-16</text:p>
          </table:table-cell>
          <table:table-cell office:value-type="float" office:value="46315.2" calcext:value-type="float">
            <text:p>46315.2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Naren Shanka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in of Command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rhymes with 1984</text:p>
          </table:table-cell>
          <table:table-cell office:value-type="string" calcext:value-type="string">
            <text:p>1992-12-14</text:p>
          </table:table-cell>
          <table:table-cell office:value-type="float" office:value="46357.4" calcext:value-type="float">
            <text:p>46357.4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Story by: Frank AbatemarcoTeleplay by: Ronald D. Moor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in of Command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rhymes with 1984</text:p>
          </table:table-cell>
          <table:table-cell office:value-type="string" calcext:value-type="string">
            <text:p>1992-12-21</text:p>
          </table:table-cell>
          <table:table-cell office:value-type="float" office:value="46360.8" calcext:value-type="float">
            <text:p>46360.8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Frank Abatemarco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p in a Bott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3-01-25</text:p>
          </table:table-cell>
          <table:table-cell office:value-type="float" office:value="46424.1" calcext:value-type="float">
            <text:p>46424.1</text:p>
          </table:table-cell>
          <table:table-cell office:value-type="string" calcext:value-type="string">
            <text:p>Alexander Singer</text:p>
          </table:table-cell>
          <table:table-cell office:value-type="string" calcext:value-type="string">
            <text:p>René Echevarria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quiel</text:p>
          </table:table-cell>
          <table:table-cell table:number-columns-repeated="4"/>
          <table:table-cell office:value-type="string" calcext:value-type="string">
            <text:p>1993-02-01</text:p>
          </table:table-cell>
          <table:table-cell office:value-type="float" office:value="46461.3" calcext:value-type="float">
            <text:p>46461.3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Jeri TaylorTeleplay by: Brannon Braga &amp; Ronald D. Moor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ce of the Enem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02-08</text:p>
          </table:table-cell>
          <table:table-cell office:value-type="float" office:value="46519.1" calcext:value-type="float">
            <text:p>46519.1</text:p>
          </table:table-cell>
          <table:table-cell office:value-type="string" calcext:value-type="string">
            <text:p>Gabrielle Beaumont</text:p>
          </table:table-cell>
          <table:table-cell office:value-type="string" calcext:value-type="string">
            <text:p>Story by: René EchevarriaTeleplay by: Naren Shankar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pest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02-1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rthright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02-22</text:p>
          </table:table-cell>
          <table:table-cell office:value-type="float" office:value="46578.4" calcext:value-type="float">
            <text:p>46578.4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rthright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03-01</text:p>
          </table:table-cell>
          <table:table-cell office:value-type="float" office:value="46579.2" calcext:value-type="float">
            <text:p>46579.2</text:p>
          </table:table-cell>
          <table:table-cell office:value-type="string" calcext:value-type="string">
            <text:p>Dan Curry</text:p>
          </table:table-cell>
          <table:table-cell office:value-type="string" calcext:value-type="string">
            <text:p>René Echevarri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ship Mi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basically “Die Hard”</text:p>
          </table:table-cell>
          <table:table-cell office:value-type="string" calcext:value-type="string">
            <text:p>1993-03-29</text:p>
          </table:table-cell>
          <table:table-cell office:value-type="float" office:value="46682.4" calcext:value-type="float">
            <text:p>46682.4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Morgan Gendel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ss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04-05</text:p>
          </table:table-cell>
          <table:table-cell office:value-type="float" office:value="46693.1" calcext:value-type="float">
            <text:p>46693.1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Ronald Wilkerson &amp; Jean Louise Matthia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e Cha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3-04-26</text:p>
          </table:table-cell>
          <table:table-cell office:value-type="float" office:value="46731.5" calcext:value-type="float">
            <text:p>46731.5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Story by: Ronald D. Moore &amp; Joe MenoskyTeleplay by: Joe Menosky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ame of Min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sorta Philip K. Dick, psychological horror</text:p>
          </table:table-cell>
          <table:table-cell office:value-type="string" calcext:value-type="string">
            <text:p>1993-05-03</text:p>
          </table:table-cell>
          <table:table-cell office:value-type="float" office:value="46778.1" calcext:value-type="float">
            <text:p>46778.1</text:p>
          </table:table-cell>
          <table:table-cell office:value-type="string" calcext:value-type="string">
            <text:p>James L. Conway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spicions</text:p>
          </table:table-cell>
          <table:table-cell table:number-columns-repeated="4"/>
          <table:table-cell office:value-type="string" calcext:value-type="string">
            <text:p>1993-05-10</text:p>
          </table:table-cell>
          <table:table-cell office:value-type="float" office:value="46830.1" calcext:value-type="float">
            <text:p>46830.1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Joe Menosky and Naren Shankar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ghtful He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05-17</text:p>
          </table:table-cell>
          <table:table-cell office:value-type="float" office:value="46852.2" calcext:value-type="float">
            <text:p>46852.2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James E. BrooksTeleplay by: Ronald D. Moor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cond Chanc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3-05-24</text:p>
          </table:table-cell>
          <table:table-cell office:value-type="float" office:value="46915.2" calcext:value-type="float">
            <text:p>46915.2</text:p>
          </table:table-cell>
          <table:table-cell office:value-type="string" calcext:value-type="string">
            <text:p>LeVar Burton</text:p>
          </table:table-cell>
          <table:table-cell office:value-type="string" calcext:value-type="string">
            <text:p>Story by: Michael A. MedlockTeleplay by: René Echevarria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esca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3-06-14</text:p>
          </table:table-cell>
          <table:table-cell office:value-type="float" office:value="46944.2" calcext:value-type="float">
            <text:p>46944.2</text:p>
          </table:table-cell>
          <table:table-cell office:value-type="string" calcext:value-type="string">
            <text:p>Adam Nimoy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cent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essential Borg</text:p>
          </table:table-cell>
          <table:table-cell office:value-type="string" calcext:value-type="string">
            <text:p>1993-06-21</text:p>
          </table:table-cell>
          <table:table-cell office:value-type="float" office:value="46982.1" calcext:value-type="float">
            <text:p>46982.1</text:p>
          </table:table-cell>
          <table:table-cell office:value-type="string" calcext:value-type="string">
            <text:p>Alexander Singer</text:p>
          </table:table-cell>
          <table:table-cell office:value-type="string" calcext:value-type="string">
            <text:p>Story by: Jeri TaylorTeleplay by: Ronald D. Moor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scent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essential Borg</text:p>
          </table:table-cell>
          <table:table-cell office:value-type="string" calcext:value-type="string">
            <text:p>1993-09-20</text:p>
          </table:table-cell>
          <table:table-cell office:value-type="float" office:value="47025.4" calcext:value-type="float">
            <text:p>47025.4</text:p>
          </table:table-cell>
          <table:table-cell office:value-type="string" calcext:value-type="string">
            <text:p>Alexander Singer</text:p>
          </table:table-cell>
          <table:table-cell office:value-type="string" calcext:value-type="string">
            <text:p>René Echevarria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aisons</text:p>
          </table:table-cell>
          <table:table-cell/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09-27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Roger Eschbacher &amp; Jaq GreensponTeleplay by: Jeanne Carrigan-Fauci &amp; Lisa Rich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story about loss, with nice sci-fi cyborg out-of-body experiences</text:p>
          </table:table-cell>
          <table:table-cell office:value-type="string" calcext:value-type="string">
            <text:p>1993-10-04</text:p>
          </table:table-cell>
          <table:table-cell office:value-type="float" office:value="47215.5" calcext:value-type="float">
            <text:p>47215.5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Joe Menosky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ambit, Part I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10-11</text:p>
          </table:table-cell>
          <table:table-cell office:value-type="float" office:value="47135.2" calcext:value-type="float">
            <text:p>47135.2</text:p>
          </table:table-cell>
          <table:table-cell office:value-type="string" calcext:value-type="string">
            <text:p>Peter Lauritson</text:p>
          </table:table-cell>
          <table:table-cell office:value-type="string" calcext:value-type="string">
            <text:p>Story by: Christopher Hatton and Naren ShankarTeleplay by: Naren Shankar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ambit, Part II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10-18</text:p>
          </table:table-cell>
          <table:table-cell office:value-type="float" office:value="47160.1" calcext:value-type="float">
            <text:p>47160.1</text:p>
          </table:table-cell>
          <table:table-cell office:value-type="string" calcext:value-type="string">
            <text:p>Alexander Singer</text:p>
          </table:table-cell>
          <table:table-cell office:value-type="string" calcext:value-type="string">
            <text:p>Story by: Naren ShankarTeleplay by: Ronald D. Moore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antas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ssential Data</text:p>
          </table:table-cell>
          <table:table-cell office:value-type="string" calcext:value-type="string">
            <text:p>1993-10-25</text:p>
          </table:table-cell>
          <table:table-cell office:value-type="float" office:value="47225.7" calcext:value-type="float">
            <text:p>47225.7</text:p>
          </table:table-cell>
          <table:table-cell office:value-type="string" calcext:value-type="string">
            <text:p>Patrick Stewart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Dark Page</text:p>
          </table:table-cell>
          <table:table-cell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sad, kinda touching</text:p>
          </table:table-cell>
          <table:table-cell office:value-type="string" calcext:value-type="string">
            <text:p>1993-11-01</text:p>
          </table:table-cell>
          <table:table-cell office:value-type="float" office:value="47254.1" calcext:value-type="float">
            <text:p>47254.1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Hilary J. Bader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hed</text:p>
          </table:table-cell>
          <table:table-cell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nice character development</text:p>
          </table:table-cell>
          <table:table-cell office:value-type="string" calcext:value-type="string">
            <text:p>1993-11-08</text:p>
          </table:table-cell>
          <table:table-cell office:value-type="float" office:value="47304.2" calcext:value-type="float">
            <text:p>47304.2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Nick Sagan[a]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rce of Natu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worth watching, if you like commentary on climate change, Extinction Rebellion etc.</text:p>
          </table:table-cell>
          <table:table-cell office:value-type="string" calcext:value-type="string">
            <text:p>1993-11-15</text:p>
          </table:table-cell>
          <table:table-cell office:value-type="float" office:value="47310.2" calcext:value-type="float">
            <text:p>47310.2</text:p>
          </table:table-cell>
          <table:table-cell office:value-type="string" calcext:value-type="string">
            <text:p>Robert Lederman</text:p>
          </table:table-cell>
          <table:table-cell office:value-type="string" calcext:value-type="string">
            <text:p>Naren Shankar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3-11-22</text:p>
          </table:table-cell>
          <table:table-cell office:value-type="float" office:value="47410.2" calcext:value-type="float">
            <text:p>47410.2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Story by: Dan KoeppelTeleplay by: Dan Koeppel and René Echevarria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rallels</text:p>
          </table:table-cell>
          <table:table-cell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good Worf episode, good sci-fi on [spoilers] parallel universes</text:p>
          </table:table-cell>
          <table:table-cell office:value-type="string" calcext:value-type="string">
            <text:p>1993-11-29</text:p>
          </table:table-cell>
          <table:table-cell office:value-type="float" office:value="47391.2" calcext:value-type="float">
            <text:p>47391.2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e Pegas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4-01-10</text:p>
          </table:table-cell>
          <table:table-cell office:value-type="float" office:value="47457.1" calcext:value-type="float">
            <text:p>47457.1</text:p>
          </table:table-cell>
          <table:table-cell office:value-type="string" calcext:value-type="string">
            <text:p>LeVar Burton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ward</text:p>
          </table:table-cell>
          <table:table-cell table:number-columns-repeated="4"/>
          <table:table-cell office:value-type="string" calcext:value-type="string">
            <text:p>1994-01-17</text:p>
          </table:table-cell>
          <table:table-cell office:value-type="float" office:value="47423.9" calcext:value-type="float">
            <text:p>47423.9</text:p>
          </table:table-cell>
          <table:table-cell office:value-type="string" calcext:value-type="string">
            <text:p>Alexander Singer</text:p>
          </table:table-cell>
          <table:table-cell office:value-type="string" calcext:value-type="string">
            <text:p>Story by: Spike SteingasserTeleplay by: Naren Shankar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 Ro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 bad it’s good?</text:p>
          </table:table-cell>
          <table:table-cell/>
          <table:table-cell office:value-type="string" calcext:value-type="string">
            <text:p>absurd Scottish ghost story</text:p>
          </table:table-cell>
          <table:table-cell office:value-type="string" calcext:value-type="string">
            <text:p>1994-01-3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Story by: Jeri TaylorTeleplay by: Brannon Braga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wer Deck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4-02-07</text:p>
          </table:table-cell>
          <table:table-cell office:value-type="float" office:value="47566.7" calcext:value-type="float">
            <text:p>47566.7</text:p>
          </table:table-cell>
          <table:table-cell office:value-type="string" calcext:value-type="string">
            <text:p>Gabrielle Beaumont</text:p>
          </table:table-cell>
          <table:table-cell office:value-type="string" calcext:value-type="string">
            <text:p>Story by: Ronald Wilkerson &amp; Jean Louise MatthiasTeleplay by: René Echevarria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ine Own Sel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4-02-14</text:p>
          </table:table-cell>
          <table:table-cell office:value-type="float" office:value="47611.2" calcext:value-type="float">
            <text:p>47611.2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Christopher HattonTeleplay by: Ronald D. Moore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s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written during writers’ strike, but still someway decent acting, goofy as hell</text:p>
          </table:table-cell>
          <table:table-cell office:value-type="string" calcext:value-type="string">
            <text:p>1994-02-21</text:p>
          </table:table-cell>
          <table:table-cell office:value-type="string" calcext:value-type="string">
            <text:p>47615.2–47618.4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Joe Menosky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ye of the Beholde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creepy</text:p>
          </table:table-cell>
          <table:table-cell office:value-type="string" calcext:value-type="string">
            <text:p>1994-02-28</text:p>
          </table:table-cell>
          <table:table-cell office:value-type="float" office:value="47622.1" calcext:value-type="float">
            <text:p>47622.1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Brannon BragaTeleplay by: René Echevarria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esi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 bad it’s good?</text:p>
          </table:table-cell>
          <table:table-cell table:number-columns-repeated="2"/>
          <table:table-cell office:value-type="string" calcext:value-type="string">
            <text:p>1994-03-21</text:p>
          </table:table-cell>
          <table:table-cell office:value-type="float" office:value="47653.2" calcext:value-type="float">
            <text:p>47653.2</text:p>
          </table:table-cell>
          <table:table-cell office:value-type="string" calcext:value-type="string">
            <text:p>Gates McFadden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ourney's End</text:p>
          </table:table-cell>
          <table:table-cell/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4-03-28</text:p>
          </table:table-cell>
          <table:table-cell office:value-type="float" office:value="47751.2" calcext:value-type="float">
            <text:p>47751.2</text:p>
          </table:table-cell>
          <table:table-cell office:value-type="string" calcext:value-type="string">
            <text:p>Corey Allen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stborn</text:p>
          </table:table-cell>
          <table:table-cell/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4-04-25</text:p>
          </table:table-cell>
          <table:table-cell office:value-type="float" office:value="47779.4" calcext:value-type="float">
            <text:p>47779.4</text:p>
          </table:table-cell>
          <table:table-cell office:value-type="string" calcext:value-type="string">
            <text:p>Jonathan West</text:p>
          </table:table-cell>
          <table:table-cell office:value-type="string" calcext:value-type="string">
            <text:p>Story by: Mark KalbfeldTeleplay by: René Echevarria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oodlines</text:p>
          </table:table-cell>
          <table:table-cell table:number-columns-repeated="4"/>
          <table:table-cell office:value-type="string" calcext:value-type="string">
            <text:p>1994-05-02</text:p>
          </table:table-cell>
          <table:table-cell office:value-type="float" office:value="47829.1" calcext:value-type="float">
            <text:p>47829.1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Nick Sagan[a]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merg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worth watching, but not because it’s Star Trek</text:p>
          </table:table-cell>
          <table:table-cell office:value-type="string" calcext:value-type="string">
            <text:p>1994-05-09</text:p>
          </table:table-cell>
          <table:table-cell office:value-type="float" office:value="47869.2" calcext:value-type="float">
            <text:p>47869.2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Brannon BragaTeleplay by: Joe Menosky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eemptive Strike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4-05-16</text:p>
          </table:table-cell>
          <table:table-cell office:value-type="float" office:value="47941.7" calcext:value-type="float">
            <text:p>47941.7</text:p>
          </table:table-cell>
          <table:table-cell office:value-type="string" calcext:value-type="string">
            <text:p>Patrick Stewart</text:p>
          </table:table-cell>
          <table:table-cell office:value-type="string" calcext:value-type="string">
            <text:p>Story by: Naren ShankarTeleplay by: René Echevarria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l Good Things…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4-05-23</text:p>
          </table:table-cell>
          <table:table-cell office:value-type="float" office:value="47988" calcext:value-type="float">
            <text:p>47988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Ronald D. Moore &amp; Brannon Braga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l Good Things…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4-05-23</text:p>
          </table:table-cell>
          <table:table-cell office:value-type="float" office:value="47988" calcext:value-type="float">
            <text:p>47988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Ronald D. Moore &amp; Brannon Brag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05:44:24.502827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30T01:53:43.406819567</dc:date>
    <meta:editing-duration>P4DT21H26M18S</meta:editing-duration>
    <meta:editing-cycles>54</meta:editing-cycles>
    <meta:generator>LibreOffice/6.0.7.3$Linux_X86_64 LibreOffice_project/00m0$Build-3</meta:generator>
    <meta:document-statistic meta:table-count="1" meta:cell-count="1840" meta:object-count="0"/>
  </office:meta>
</office:document-meta>
</file>